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style:style>
    <style:style style:name="T1" style:family="text">
      <style:text-properties fo:background-color="transparent"/>
    </style:style>
    <style:style style:name="T2" style:family="text">
      <style:text-properties fo:font-weight="bold"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30181171626149132" text:style-name="L1">
        <text:list-item>
          <text:p text:style-name="P1"><text:bookmark text:name="docs-internal-guid-3b4e17ed-7fff-d275-afc0-a0cab5508868"/>Be aware of need to split the dome in half for transport.</text:p>
        </text:list-item>
        <text:list-item>
          <text:p text:style-name="P2">Lay the base on level supports - done</text:p>
        </text:list-item>
        <text:list-item>
          <text:p text:style-name="P2">Connect the three parts with timber and screws on the inside edge to avoid layup difficulty with cloth/ resin</text:p>
        </text:list-item>
        <text:list-item>
          <text:p text:style-name="P2">Build the dome, align the hubs and screw up hand tight.</text:p>
        </text:list-item>
        <text:list-item>
          <text:p text:style-name="P2">Decide if a base is necessary - think of the effect of wind force on final product and if so, build T shapes from OSB with the upright of the T as a radius aligned with the dome radius. Screw the base hubs to the OSB T shapes - this will define the position of the T shape on the base. Mark the T shape on the base with felt pen.</text:p>
        </text:list-item>
        <text:list-item>
          <text:p text:style-name="P2">Fix the T shapes to the base - drill two holes in leg of T, screw in from underneath where possible. Where not possible to screw, these can be screwed once the cloth / resin is applied and the dome cut in half, or small rt angle metal brackets can be applied.</text:p>
        </text:list-item>
        <text:list-item>
          <text:p text:style-name="P2">Check outside radius of dome  r by empirical measurement</text:p>
        </text:list-item>
        <text:list-item>
          <text:p text:style-name="P2">Cut out runners to r and r + (distance from base of dome to outer edge of base + 2) cm - but check this looks reasonable for when the aperture cover rolls back so it doesn’t snag the back edge of the dome. It may be useful to cut channels in the base to accommodate the aperture sliding back.</text:p>
        </text:list-item>
        <text:list-item>
          <text:p text:style-name="P2">Varnish runners x 2 coats inside edge only - outside edge will be cloth/ resin 2nd coat can be done later to speed up assembly.</text:p>
        </text:list-item>
        <text:list-item>
          <text:p text:style-name="P3"><text:span text:style-name="T1">Fix the runners in place with 14 + 6 + 6= 26 inch / 66 cm aperture symmetrically on dome, ensuring correct place looking at geodome diagram. Use braces at back side and one / two below horizon at front. </text:span><text:span text:style-name="T2">Be aware of need to split the dome in Half for transport</text:span></text:p>
        </text:list-item>
        <text:list-item>
          <text:p text:style-name="P2">Check solidity of runners as supports for a) aperture and b) as dome  hanger</text:p>
        </text:list-item>
        <text:list-item>
          <text:p text:style-name="P3"><text:span text:style-name="T1">Connect runners to dome sticks, especially where the aperture will be cut out check empirically and buy / make connectors - </text:span><text:span text:style-name="T2">e.g. cable tie through holes drilled in runners and sticks n</text:span></text:p>
        </text:list-item>
        <text:list-item>
          <text:p text:style-name="P2">Sense check</text:p>
        </text:list-item>
        <text:list-item>
          <text:p text:style-name="P2">Cut out / remove the aperture sticks as necessary, checking structural integrity as work progresses. Cloth and resin may solidify/ cement small weaknesses. </text:p>
        </text:list-item>
        <text:list-item>
          <text:p text:style-name="P2">Check all hubs for square, tighten screw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Kirk</meta:initial-creator>
    <meta:creation-date>2019-06-27T00:02:58.11</meta:creation-date>
    <meta:document-statistic meta:table-count="0" meta:image-count="0" meta:object-count="0" meta:page-count="1" meta:paragraph-count="15" meta:word-count="412" meta:character-count="2085"/>
    <dc:date>2019-06-27T00:03:22.65</dc:date>
    <dc:creator>Paul Kirk</dc:creator>
    <meta:editing-duration>PT25S</meta:editing-duration>
    <meta:editing-cycles>1</meta:editing-cycles>
    <meta:generator>OpenOffice/4.1.4$Win32 OpenOffice.org_project/414m5$Build-9788</meta:generator>
  </office:meta>
</office:document-meta>
</file>